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margin-top="0.101cm" fo:margin-bottom="0.101cm" loext:contextual-spacing="false" fo:line-height="115%"/>
      <style:text-properties officeooo:rsid="00057be9" officeooo:paragraph-rsid="00057be9"/>
    </style:style>
    <style:style style:name="P2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057be9" officeooo:paragraph-rsid="00057be9"/>
    </style:style>
    <style:style style:name="P3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057be9" officeooo:paragraph-rsid="00076b00"/>
    </style:style>
    <style:style style:name="P4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0a749f" officeooo:paragraph-rsid="000c1be4"/>
    </style:style>
    <style:style style:name="P5" style:family="paragraph" style:parent-style-name="Standard">
      <style:paragraph-properties fo:margin-top="0.101cm" fo:margin-bottom="0.101cm" loext:contextual-spacing="false" fo:line-height="115%"/>
      <style:text-properties style:text-underline-style="none" officeooo:rsid="000a749f" officeooo:paragraph-rsid="000c2479"/>
    </style:style>
    <style:style style:name="P6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weight="bold" officeooo:rsid="00044165" officeooo:paragraph-rsid="00044165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15%"/>
      <style:text-properties style:text-underline-style="solid" style:text-underline-width="auto" style:text-underline-color="font-color" officeooo:rsid="00057be9" officeooo:paragraph-rsid="00076b00"/>
    </style:style>
    <style:style style:name="P8" style:family="paragraph" style:parent-style-name="Table_20_Contents">
      <style:paragraph-properties fo:text-align="center" style:justify-single-word="false"/>
      <style:text-properties officeooo:rsid="00090172" officeooo:paragraph-rsid="00090172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90172" officeooo:paragraph-rsid="00090172" style:font-weight-asian="bold" style:font-weight-complex="bold"/>
    </style:style>
    <style:style style:name="P10" style:family="paragraph" style:parent-style-name="Standard" style:list-style-name="L1">
      <style:paragraph-properties fo:margin-top="0.101cm" fo:margin-bottom="0.101cm" loext:contextual-spacing="false" fo:line-height="115%"/>
      <style:text-properties style:text-underline-style="none" officeooo:rsid="00057be9" officeooo:paragraph-rsid="00057be9"/>
    </style:style>
    <style:style style:name="P11" style:family="paragraph" style:parent-style-name="Standard" style:list-style-name="L2">
      <style:paragraph-properties fo:margin-top="0.101cm" fo:margin-bottom="0.101cm" loext:contextual-spacing="false" fo:line-height="115%"/>
      <style:text-properties style:text-underline-style="none" officeooo:rsid="00057be9" officeooo:paragraph-rsid="00057be9"/>
    </style:style>
    <style:style style:name="P12" style:family="paragraph" style:parent-style-name="Standard" style:list-style-name="L2">
      <style:paragraph-properties fo:margin-top="0.101cm" fo:margin-bottom="0.101cm" loext:contextual-spacing="false" fo:line-height="115%"/>
      <style:text-properties officeooo:rsid="00057be9" officeooo:paragraph-rsid="00057be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7be9"/>
    </style:style>
    <style:style style:name="T3" style:family="text">
      <style:text-properties style:text-underline-style="none" officeooo:rsid="00076b00"/>
    </style:style>
    <style:style style:name="T4" style:family="text">
      <style:text-properties style:text-underline-style="solid" style:text-underline-width="auto" style:text-underline-color="font-color" officeooo:rsid="00076b00"/>
    </style:style>
    <style:style style:name="T5" style:family="text">
      <style:text-properties officeooo:rsid="0009fc8a"/>
    </style:style>
    <style:style style:name="T6" style:family="text">
      <style:text-properties officeooo:rsid="000c1be4"/>
    </style:style>
    <style:style style:name="T7" style:family="text">
      <style:text-properties officeooo:rsid="000c247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c1be4" style:font-style-asian="italic" style:font-style-complex="italic"/>
    </style:style>
    <style:style style:name="T10" style:family="text">
      <style:text-properties fo:font-style="italic" officeooo:rsid="000c2479" style:font-style-asian="italic" style:font-style-complex="italic"/>
    </style:style>
    <style:style style:name="T11" style:family="text">
      <style:text-properties officeooo:rsid="0019430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ABAJO PRACTICO LABORATORIO N.º1: Comandos Unix y Shell scripts</text:p>
      <text:p text:style-name="P7">Comandos Básicos en Linux</text:p>
      <text:p text:style-name="P3">1) Explicar en no mas de un reglón cada uno de los siguientes comandos:</text:p>
      <text:p text:style-name="P1"><text:span text:style-name="T2">a</text:span><text:span text:style-name="T1">) </text:span><text:span text:style-name="T3"><text:s/></text:span><text:span text:style-name="T4">Relacionados con archivos</text:span></text:p>
      <text:list xml:id="list4051027335" text:style-name="L1">
        <text:list-item>
          <text:p text:style-name="P10">ls: Enlista los directorios</text:p>
        </text:list-item>
        <text:list-item>
          <text:p text:style-name="P10">cat: Concatena archivos</text:p>
        </text:list-item>
        <text:list-item>
          <text:p text:style-name="P10">more: Empagina los archivos y muestra lo que sigue</text:p>
        </text:list-item>
        <text:list-item>
          <text:p text:style-name="P10">less: Opuesto al comando “more”</text:p>
        </text:list-item>
        <text:list-item>
          <text:p text:style-name="P10">cp: Copia archivos y directorios</text:p>
        </text:list-item>
        <text:list-item>
          <text:p text:style-name="P10">rm: Elimina archivos y directorios</text:p>
        </text:list-item>
        <text:list-item>
          <text:p text:style-name="P10">mkdir: Crea un directorio</text:p>
        </text:list-item>
        <text:list-item>
          <text:p text:style-name="P10">cd: Cambia el directorio en el que se está situado</text:p>
        </text:list-item>
        <text:list-item>
          <text:p text:style-name="P10">pwd: Imprime el nombre del archivo o directorio actual</text:p>
        </text:list-item>
        <text:list-item>
          <text:p text:style-name="P10">file: Determina el tipo de un archivo</text:p>
        </text:list-item>
        <text:list-item>
          <text:p text:style-name="P10">df: Muestra el espacio de almacenamiento en el disco</text:p>
        </text:list-item>
        <text:list-item>
          <text:p text:style-name="P10">grep: Busca los archivos que contienen un determinado patrón de catacteres</text:p>
        </text:list-item>
      </text:list>
      <text:p text:style-name="P1"><text:span text:style-name="T1">b) </text:span><text:span text:style-name="T4">Relacionados con la documentación del sistema</text:span></text:p>
      <text:list xml:id="list4062571170" text:style-name="L2">
        <text:list-item>
          <text:p text:style-name="P11">whatis: Imprime descripciones de paginas de manual</text:p>
        </text:list-item>
        <text:list-item>
          <text:p text:style-name="P11">info: Lee información de documentos</text:p>
        </text:list-item>
        <text:list-item>
          <text:p text:style-name="P11">man: Proporciona información sobre el comando requerido</text:p>
        </text:list-item>
        <text:list-item>
          <text:p text:style-name="P11">passwd: Utilizado para cambiar contraseña de una cuenta de usuario</text:p>
        </text:list-item>
        <text:list-item>
          <text:p text:style-name="P11">mount: Se utiliza para montar dispositivos y particiones para su uso por el Sistema Operativo</text:p>
        </text:list-item>
        <text:list-item>
          <text:p text:style-name="P11">time: Determina cuanto tarda un comando en ejecutarse</text:p>
        </text:list-item>
        <text:list-item>
          <text:p text:style-name="P11">date: Muestra la hora y la fecha del sistema</text:p>
        </text:list-item>
        <text:list-item>
          <text:p text:style-name="P11">vi: Abre un editor de text</text:p>
        </text:list-item>
        <text:list-item>
          <text:p text:style-name="P11">gcc: Es un compilador integrado</text:p>
        </text:list-item>
        <text:list-item>
          <text:p text:style-name="P11">exit: Causa la terminación de un proceso</text:p>
        </text:list-item>
        <text:list-item>
          <text:p text:style-name="P11">reboot: Reinicia la maquina</text:p>
        </text:list-item>
        <text:list-item>
          <text:p text:style-name="P11">halt: Detiene el sistema</text:p>
        </text:list-item>
        <text:list-item>
          <text:p text:style-name="P11">poweroff: apaga el sistema</text:p>
        </text:list-item>
      </text:list>
      <text:p text:style-name="P1"><text:span text:style-name="T1">d) </text:span><text:span text:style-name="T4">Relacionados con procesos y memoria</text:span></text:p>
      <text:list xml:id="list143047965586809" text:continue-numbering="true" text:style-name="L2">
        <text:list-item>
          <text:p text:style-name="P12"><text:soft-page-break/><text:span text:style-name="T1">ps: </text:span><text:span text:style-name="T3">Enlista los procesos actuales</text:span></text:p>
        </text:list-item>
        <text:list-item>
          <text:p text:style-name="P12"><text:span text:style-name="T1">kill: </text:span><text:span text:style-name="T3">Mata a los procesos</text:span></text:p>
        </text:list-item>
        <text:list-item>
          <text:p text:style-name="P12"><text:span text:style-name="T1">top: </text:span><text:span text:style-name="T3">Muestra los procesos del sistema</text:span></text:p>
        </text:list-item>
      </text:list>
      <text:p text:style-name="P1"><text:span text:style-name="T1">e) </text:span><text:span text:style-name="T4">Relacionados con redes</text:span></text:p>
      <text:list xml:id="list143047514651823" text:continue-numbering="true" text:style-name="L2">
        <text:list-item>
          <text:p text:style-name="P12"><text:span text:style-name="T1">ifconfig: </text:span><text:span text:style-name="T3">Configura, muestra, desactiva y activa una interfaz de red</text:span></text:p>
        </text:list-item>
        <text:list-item>
          <text:p text:style-name="P12"><text:span text:style-name="T1">ping: </text:span><text:span text:style-name="T3">Ayuda a verificar la conectividad del equipo a nivel IP</text:span></text:p>
        </text:list-item>
        <text:list-item>
          <text:p text:style-name="P12"><text:span text:style-name="T1">ip: </text:span><text:span text:style-name="T3">Muestra la IP de la maquina</text:span></text:p>
        </text:list-item>
        <text:list-item>
          <text:p text:style-name="P12"><text:span text:style-name="T1">ssh; </text:span><text:span text:style-name="T3">Ofrece comunicación encriptada y segura entre dos sistemas sobre una red no segura</text:span></text:p>
        </text:list-item>
        <text:list-item>
          <text:p text:style-name="P12"><text:span text:style-name="T1">telnet: </text:span><text:span text:style-name="T3">Igual que el comando “shh” pero con el protocolo de telnet</text:span></text:p>
        </text:list-item>
        <text:list-item>
          <text:p text:style-name="P12"><text:span text:style-name="T1">ftp: </text:span><text:span text:style-name="T3">Permite obtener o realizar copias de archivos hacia una computadora remota de la red</text:span></text:p>
        </text:list-item>
      </text:list>
      <text:p text:style-name="P2">2) <text:s/>Mencionar al menos cinco comandos equivalentes entre Unix y Windows. Por ejemplo, ls = dir. Intenta preferentemente con los relacionados a redes.</text:p>
      <text:p text:style-name="P2"/>
      <table:table table:name="Tabla1" table:style-name="Tabla1">
        <table:table-column table:style-name="Tabla1.A"/>
        <table:table-column table:style-name="Tabla1.B"/>
        <table:table-row table:style-name="TableLine94659672251360">
          <table:table-cell table:style-name="Tabla1.A1" office:value-type="string">
            <text:p text:style-name="P9">UNIX</text:p>
          </table:table-cell>
          <table:table-cell table:style-name="Tabla1.A1" office:value-type="string">
            <text:p text:style-name="P9">WINDOWS</text:p>
          </table:table-cell>
        </table:table-row>
        <table:table-row table:style-name="TableLine94659672314720">
          <table:table-cell table:style-name="Tabla1.A1" office:value-type="string">
            <text:p text:style-name="P8"><text:span text:style-name="T5">p</text:span>wd</text:p>
          </table:table-cell>
          <table:table-cell table:style-name="Tabla1.A1" office:value-type="string">
            <text:p text:style-name="P8"><text:span text:style-name="T5">c</text:span>hdir</text:p>
          </table:table-cell>
        </table:table-row>
        <table:table-row table:style-name="TableLine94659672315072">
          <table:table-cell table:style-name="Tabla1.A1" office:value-type="string">
            <text:p text:style-name="P8">mv</text:p>
          </table:table-cell>
          <table:table-cell table:style-name="Tabla1.A1" office:value-type="string">
            <text:p text:style-name="P8"><text:span text:style-name="T5">m</text:span>ove</text:p>
          </table:table-cell>
        </table:table-row>
        <table:table-row table:style-name="TableLine94659672315600">
          <table:table-cell table:style-name="Tabla1.A1" office:value-type="string">
            <text:p text:style-name="P8"><text:span text:style-name="T5">c</text:span>p</text:p>
          </table:table-cell>
          <table:table-cell table:style-name="Tabla1.A1" office:value-type="string">
            <text:p text:style-name="P8"><text:span text:style-name="T5">c</text:span>opy</text:p>
          </table:table-cell>
        </table:table-row>
        <table:table-row table:style-name="TableLine94659672316240">
          <table:table-cell table:style-name="Tabla1.A1" office:value-type="string">
            <text:p text:style-name="P8"><text:span text:style-name="T5">r</text:span>m</text:p>
          </table:table-cell>
          <table:table-cell table:style-name="Tabla1.A1" office:value-type="string">
            <text:p text:style-name="P8"><text:span text:style-name="T5">d</text:span>el</text:p>
          </table:table-cell>
        </table:table-row>
        <table:table-row table:style-name="TableLine94659672316880">
          <table:table-cell table:style-name="Tabla1.A1" office:value-type="string">
            <text:p text:style-name="P8"><text:span text:style-name="T5">g</text:span>rep</text:p>
          </table:table-cell>
          <table:table-cell table:style-name="Tabla1.A1" office:value-type="string">
            <text:p text:style-name="P8"><text:span text:style-name="T5">f</text:span>ile</text:p>
          </table:table-cell>
        </table:table-row>
      </table:table>
      <text:p text:style-name="P2"/>
      <text:p text:style-name="P2">3) Explica y prue<text:span text:style-name="T5">b</text:span>a el comando chmod.</text:p>
      <text:p text:style-name="P4">a) <text:s/>Para que el usuario tenga permiso total y el resto <text:span text:style-name="T6">de los usuarios </text:span>solo de lectura y ejecución se realizaría de la siguiente manera: <text:span text:style-name="T8">chmod 755 &lt;nombre_</text:span><text:span text:style-name="T9">carpeta</text:span><text:span text:style-name="T8">&gt;</text:span></text:p>
      <text:p text:style-name="P5">b) <text:s/><text:span text:style-name="T7">Para que el propietario tenga los permisos de lectura y escritura y para el resto de los usuarios solo lectura se realizaría de la siguiente manera: </text:span><text:span text:style-name="T10">chmod 644 *.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0:26:47.028526783</meta:creation-date>
    <dc:date>2022-03-31T14:30:45.991586305</dc:date>
    <meta:editing-duration>PT14H23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2" meta:paragraph-count="57" meta:word-count="439" meta:character-count="2451" meta:non-whitespace-character-count="2099"/>
  </office:meta>
</office:document-meta>
</file>